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objectwithoutfill">
      <style:graphic-properties svg:stroke-width="0.1cm" svg:stroke-color="#000000" draw:marker-start="Styl_20_šipky_20_1" draw:marker-start-width="0.35cm" draw:marker-end="Styl_20_šipky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Styl_20_šipky_20_1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2pt" style:font-size-asian="12pt" style:font-size-complex="12pt"/>
    </style:style>
    <style:style style:name="P3" style:family="paragraph">
      <style:text-properties fo:color="#000000" fo:font-size="10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text-position="sub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Výchozí">
        <draw:line draw:style-name="gr1" draw:text-style-name="P1" draw:layer="layout" svg:x1="1.8cm" svg:y1="1.6cm" svg:x2="1.8cm" svg:y2="7.1cm">
          <text:p/>
        </draw:line>
        <draw:frame draw:style-name="gr2" draw:text-style-name="P2" draw:layer="layout" svg:width="0.7cm" svg:height="0.725cm" svg:x="11.7cm" svg:y="7.075cm">
          <draw:text-box>
            <text:p text:style-name="P2"><text:span text:style-name="T1">X</text:span></text:p>
          </draw:text-box>
        </draw:frame>
        <draw:frame draw:style-name="gr2" draw:text-style-name="P2" draw:layer="layout" svg:width="0.7cm" svg:height="0.725cm" svg:x="1.1cm" svg:y="1.575cm">
          <draw:text-box>
            <text:p text:style-name="P2"><text:span text:style-name="T1">Y</text:span></text:p>
          </draw:text-box>
        </draw:frame>
        <draw:line draw:style-name="gr3" draw:text-style-name="P1" draw:layer="layout" svg:x1="2.8cm" svg:y1="6.44cm" svg:x2="5.5cm" svg:y2="2.74cm">
          <text:p/>
        </draw:line>
        <draw:line draw:style-name="gr4" draw:text-style-name="P1" draw:layer="layout" svg:x1="5.5cm" svg:y1="2.84cm" svg:x2="9.7cm" svg:y2="4.54cm">
          <text:p/>
        </draw:line>
        <draw:frame draw:style-name="gr2" draw:text-style-name="P3" draw:layer="layout" svg:width="1cm" svg:height="0.76cm" svg:x="2.9cm" svg:y="6.04cm">
          <draw:text-box>
            <text:p text:style-name="P3"><text:span text:style-name="T2">A</text:span><text:span text:style-name="T3">1</text:span></text:p>
          </draw:text-box>
        </draw:frame>
        <draw:frame draw:style-name="gr2" draw:text-style-name="P3" draw:layer="layout" svg:width="1cm" svg:height="0.76cm" svg:x="5cm" svg:y="2.04cm">
          <draw:text-box>
            <text:p text:style-name="P3"><text:span text:style-name="T2">A</text:span><text:span text:style-name="T3">2</text:span></text:p>
          </draw:text-box>
        </draw:frame>
        <draw:frame draw:style-name="gr2" draw:text-style-name="P3" draw:layer="layout" svg:width="1cm" svg:height="0.76cm" svg:x="9.5cm" svg:y="4.94cm">
          <draw:text-box>
            <text:p text:style-name="P3"><text:span text:style-name="T2">A</text:span><text:span text:style-name="T3">3</text:span></text:p>
          </draw:text-box>
        </draw:frame>
        <draw:line draw:style-name="gr5" draw:text-style-name="P1" draw:layer="layout" svg:x1="1.8cm" svg:y1="7.1cm" svg:x2="12.4cm" svg:y2="7.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tyl_20_šipky_20_1" draw:display-name="Styl šipky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14.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nza </meta:initial-creator>
    <meta:creation-date>2011-11-17T17:48:50</meta:creation-date>
    <dc:date>2011-11-17T18:29:25</dc:date>
    <dc:creator>Honza </dc:creator>
    <meta:editing-duration>PT40M35S</meta:editing-duration>
    <meta:editing-cycles>6</meta:editing-cycles>
    <meta:generator>LibreOffice/3.4$Unix LibreOffice_project/340m1$Build-302</meta:generator>
    <meta:document-statistic meta:object-count="9"/>
  </office:meta>
</office:document-meta>
</file>